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133cm" style:use-optimal-column-width="false"/>
    </style:style>
    <style:style style:name="co2" style:family="table-column">
      <style:table-column-properties style:column-width="1.063cm" style:use-optimal-column-width="false"/>
    </style:style>
    <style:style style:name="co3" style:family="table-column">
      <style:table-column-properties style:column-width="1.201cm" style:use-optimal-column-width="false"/>
    </style:style>
    <style:style style:name="co4" style:family="table-column">
      <style:table-column-properties style:column-width="1.188cm" style:use-optimal-column-width="false"/>
    </style:style>
    <style:style style:name="co5" style:family="table-column">
      <style:table-column-properties style:column-width="1.153cm" style:use-optimal-column-width="false"/>
    </style:style>
    <style:style style:name="co6" style:family="table-column">
      <style:table-column-properties style:column-width="1.419cm" style:use-optimal-column-width="false"/>
    </style:style>
    <style:style style:name="co7" style:family="table-column">
      <style:table-column-properties style:column-width="4.095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679cm"/>
    </style:style>
    <style:style style:name="ro3" style:family="table-row">
      <style:table-row-properties style:row-height="1.44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.564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BJETIVO" draw:style-name="dp1" draw:master-page-name="TITLE_5f_AND_5f_BODY" presentation:presentation-page-layout-name="AL1T1">
        <draw:frame draw:name="Google Shape;60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OBJETIVO</text:span></text:p>
          </draw:text-box>
        </draw:frame>
        <draw:frame draw:name="Google Shape;61;p14" presentation:style-name="pr2" draw:text-style-name="P5" draw:layer="layout" svg:width="23.667cm" svg:height="9.489cm" svg:x="0.866cm" svg:y="3.201cm" presentation:class="outline" presentation:user-transformed="true">
          <draw:text-box>
            <text:p text:style-name="P3"><text:span text:style-name="T2"/></text:p>
            <text:p text:style-name="P4"><text:span text:style-name="T3">En esta ocasión se muestra la resolución de un ejercicio de trabajo práctico </text:span><text:span text:style-name="T3">de los típicos enunciados generados por el Ingeniero Marcelo Trujillo </text:span><text:span text:style-name="T3">relativamente sencillo pero con un contenido importante para entender el </text:span><text:span text:style-name="T3">tema a veces complicado para los alumnos que intentan resolverlo.Se trata </text:span><text:span text:style-name="T3">de una tabla donde se deben registrar los valores que adoptan las variables </text:span><text:span text:style-name="T3">en función de la progresión de las instrucciones que se declaran.</text:span></text:p>
          </draw:text-box>
        </draw:frame>
        <presentation:notes draw:style-name="dp2">
          <draw:page-thumbnail draw:name="Google Shape;57;g13bf21c853_0_0:notes" draw:style-name="gr1" draw:layer="layout" svg:width="16.932cm" svg:height="9.524cm" svg:x="1.059cm" svg:y="1.905cm" draw:page-number="1" presentation:class="page"/>
          <draw:frame draw:name="Google Shape;58;g13bf21c853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66;p15" draw:style-name="standard" draw:layer="layout" svg:width="17.597cm" svg:height="13.778cm" svg:x="0.367cm" svg:y="0.265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5"/>
            <table:table-column table:style-name="co2"/>
            <table:table-column table:style-name="co6"/>
            <table:table-row table:style-name="ro1" table:default-cell-style-name="ce1">
              <table:table-cell>
                <text:p text:style-name="P1"><text:span text:style-name="T4">expresion</text:span></text:p>
              </table:table-cell>
              <table:table-cell>
                <text:p text:style-name="P1"><text:span text:style-name="T4">a</text:span></text:p>
              </table:table-cell>
              <table:table-cell>
                <text:p text:style-name="P1"><text:span text:style-name="T4">b</text:span></text:p>
              </table:table-cell>
              <table:table-cell>
                <text:p text:style-name="P1"><text:span text:style-name="T4">p</text:span></text:p>
              </table:table-cell>
              <table:table-cell>
                <text:p text:style-name="P1"><text:span text:style-name="T4">q</text:span></text:p>
              </table:table-cell>
              <table:table-cell>
                <text:p text:style-name="P1"><text:span text:style-name="T4">*p</text:span></text:p>
              </table:table-cell>
              <table:table-cell>
                <text:p text:style-name="P1"><text:span text:style-name="T4">*q</text:span></text:p>
              </table:table-cell>
              <table:table-cell>
                <text:p text:style-name="P1"><text:span text:style-name="T4">r</text:span></text:p>
              </table:table-cell>
              <table:table-cell>
                <text:p text:style-name="P1"><text:span text:style-name="T4">s</text:span></text:p>
              </table:table-cell>
              <table:table-cell>
                <text:p text:style-name="P1"><text:span text:style-name="T4">*r</text:span></text:p>
              </table:table-cell>
              <table:table-cell>
                <text:p text:style-name="P1"><text:span text:style-name="T4">*s</text:span></text:p>
              </table:table-cell>
              <table:table-cell>
                <text:p text:style-name="P1"><text:span text:style-name="T4">**r</text:span></text:p>
              </table:table-cell>
              <table:table-cell>
                <text:p text:style-name="P1"><text:span text:style-name="T4">**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a=9;b=9</text:span></text:p>
              </table:table-cell>
              <table:table-cell>
                <text:p text:style-name="P7">9</text:p>
              </table:table-cell>
              <table:table-cell>
                <text:p text:style-name="P7">9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p=&amp;a;q=&amp;b</text:span></text:p>
              </table:table-cell>
              <table:table-cell>
                <text:p text:style-name="P7">9</text:p>
              </table:table-cell>
              <table:table-cell>
                <text:p text:style-name="P7">9</text:p>
              </table:table-cell>
              <table:table-cell>
                <text:p text:style-name="P7">aa</text:p>
              </table:table-cell>
              <table:table-cell>
                <text:p text:style-name="P7">bb</text:p>
              </table:table-cell>
              <table:table-cell>
                <text:p text:style-name="P7">9</text:p>
              </table:table-cell>
              <table:table-cell>
                <text:p text:style-name="P7">9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r=&amp;p; <text:s/>s=&amp;q</text:span></text:p>
              </table:table-cell>
              <table:table-cell>
                <text:p text:style-name="P7">9</text:p>
              </table:table-cell>
              <table:table-cell>
                <text:p text:style-name="P7">9</text:p>
              </table:table-cell>
              <table:table-cell>
                <text:p text:style-name="P7">aa</text:p>
              </table:table-cell>
              <table:table-cell>
                <text:p text:style-name="P7">bb</text:p>
              </table:table-cell>
              <table:table-cell>
                <text:p text:style-name="P7">9</text:p>
              </table:table-cell>
              <table:table-cell>
                <text:p text:style-name="P7">9</text:p>
              </table:table-cell>
              <table:table-cell>
                <text:p text:style-name="P7">cc</text:p>
              </table:table-cell>
              <table:table-cell>
                <text:p text:style-name="P7">dd</text:p>
              </table:table-cell>
              <table:table-cell>
                <text:p text:style-name="P7">aa</text:p>
              </table:table-cell>
              <table:table-cell>
                <text:p text:style-name="P7">bb</text:p>
              </table:table-cell>
              <table:table-cell>
                <text:p text:style-name="P7">?</text:p>
              </table:table-cell>
              <table:table-cell>
                <text:p text:style-name="P7">?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4">**r=*q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4">*p=*q+**s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4">r=s; <text:s text:c="2"/>q=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4">*(&amp;a)=*(&amp;b)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4">b=a-**r+*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4">*p=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>
                <text:p text:style-name="P1"><text:span text:style-name="T4">q=&amp;b; r=&amp;p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1"><text:span text:style-name="T4">*q=*q-**s+**(&amp;p)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Google Shape;67;p15" draw:style-name="standard" draw:layer="layout" svg:width="4.094cm" svg:height="8.657cm" svg:x="19.927cm" svg:y="4.038cm">
          <table:table>
            <table:table-column table:style-name="co7"/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  <table:table-row table:style-name="ro3">
              <table:table-cell table:style-name="ce1"/>
            </table:table-row>
          </table:table>
          <draw:image xlink:href="Pictures/TablePreview2.svm" xlink:type="simple" xlink:show="embed" xlink:actuate="onLoad"/>
        </draw:frame>
        <draw:custom-shape draw:name="Google Shape;68;p15" draw:style-name="gr2" draw:text-style-name="P8" draw:layer="layout" svg:width="0.587cm" svg:height="0.638cm" svg:x="19.274cm" svg:y="3.3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;p15" draw:style-name="gr2" draw:text-style-name="P8" draw:layer="layout" svg:width="0.587cm" svg:height="0.638cm" svg:x="19.274cm" svg:y="4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5" draw:style-name="gr2" draw:text-style-name="P8" draw:layer="layout" svg:width="0.587cm" svg:height="0.638cm" svg:x="19.274cm" svg:y="5.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5" draw:style-name="gr2" draw:text-style-name="P8" draw:layer="layout" svg:width="0.587cm" svg:height="0.638cm" svg:x="19.274cm" svg:y="6.6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2" draw:text-style-name="P8" draw:layer="layout" svg:width="0.587cm" svg:height="0.638cm" svg:x="19.274cm" svg:y="7.6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2" draw:text-style-name="P8" draw:layer="layout" svg:width="0.587cm" svg:height="0.638cm" svg:x="19.274cm" svg:y="8.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5" draw:style-name="gr3" draw:text-style-name="P10" draw:layer="layout" svg:width="1.498cm" svg:height="0.381cm" svg:x="18.428cm" svg:y="4.038cm">
          <text:p text:style-name="P9"><text:span text:style-name="T5">BE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3" draw:text-style-name="P10" draw:layer="layout" svg:width="1.625cm" svg:height="0.381cm" svg:x="18.364cm" svg:y="3.017cm">
          <text:p text:style-name="P9"><text:span text:style-name="T5">ALF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19c8d7ee0c_5_16:notes" draw:style-name="gr1" draw:layer="layout" svg:width="16.932cm" svg:height="9.524cm" svg:x="1.059cm" svg:y="1.905cm" draw:page-number="2" presentation:class="page"/>
          <draw:frame draw:name="Google Shape;64;g19c8d7ee0c_5_16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dc:date>2019-05-30T19:49:31.044420498</dc:date>
    <meta:editing-duration>PT7M19S</meta:editing-duration>
    <meta:editing-cycles>2</meta:editing-cycles>
    <meta:document-statistic meta:object-count="44"/>
  </office:meta>
</office:document-meta>
</file>